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C8000000CA54396E4277C07F2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1.25cm" fo:min-width="1cm"/>
    </style:style>
    <style:style style:name="gr3" style:family="graphic" style:parent-style-name="objectwithoutfill">
      <style:graphic-properties svg:stroke-width="0.106cm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8a20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9.2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8.45cm" svg:y="1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cm" svg:y1="12cm" svg:x2="11.25cm" svg:y2="10.75cm">
          <text:p/>
        </draw:line>
        <draw:frame draw:style-name="gr4" draw:text-style-name="P3" draw:layer="layout" svg:width="1.5cm" svg:height="1.516cm" svg:x="8.5cm" svg:y="11.984cm">
          <draw:image xlink:href="Pictures/10000001000000C8000000CA54396E4277C07F28.png" xlink:type="simple" xlink:show="embed" xlink:actuate="onLoad" draw:mime-type="image/png">
            <text:p/>
          </draw:image>
        </draw:frame>
        <draw:custom-shape draw:style-name="gr2" draw:text-style-name="P1" draw:layer="layout" svg:width="1.5cm" svg:height="1.5cm" svg:x="8.4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25cm" svg:y1="15.75cm" svg:x2="8.5cm" svg:y2="16.5cm">
          <text:p/>
        </draw:line>
        <draw:custom-shape draw:style-name="gr1" draw:text-style-name="P1" draw:layer="layout" svg:width="2cm" svg:height="2cm" svg:x="9.25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cm" svg:height="2.021cm" svg:x="9.25cm" svg:y="13.75cm">
          <draw:image xlink:href="Pictures/10000001000000C8000000CA54396E4277C07F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06:32.738491877</meta:creation-date>
    <dc:date>2023-05-09T20:36:19.162438563</dc:date>
    <meta:editing-duration>PT29M47S</meta:editing-duration>
    <meta:editing-cycles>1</meta:editing-cycles>
    <meta:document-statistic meta:object-count="8"/>
    <meta:generator>LibreOffice/7.5.1.2$MacOSX_X86_64 LibreOffice_project/fcbaee479e84c6cd81291587d2ee68cba099e129</meta:generator>
  </office:meta>
</office:document-meta>
</file>